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Scheherazade" svg:font-family="Scheherazade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end" style:justify-single-word="false" style:writing-mode="rl-tb"/>
      <style:text-properties style:font-name="Scheherazade" fo:font-size="24pt" officeooo:paragraph-rsid="00070b8c" style:font-size-asian="24pt" style:font-name-complex="Scheherazade" style:font-size-complex="24pt"/>
    </style:style>
    <style:style style:name="P2" style:family="paragraph" style:parent-style-name="Standard">
      <style:paragraph-properties fo:line-height="100%" fo:text-align="end" style:justify-single-word="false" style:writing-mode="rl-tb"/>
      <style:text-properties style:font-name="Scheherazade" fo:font-size="24pt" officeooo:rsid="0005f0e2" officeooo:paragraph-rsid="00070b8c" style:font-size-asian="24pt" style:font-name-complex="Scheherazade" style:font-size-complex="24pt"/>
    </style:style>
    <style:style style:name="P3" style:family="paragraph" style:parent-style-name="Standard">
      <style:paragraph-properties fo:line-height="100%" fo:text-align="end" style:justify-single-word="false" style:writing-mode="rl-tb"/>
      <style:text-properties style:font-name="Scheherazade" fo:font-size="24pt" officeooo:rsid="0005b0c4" officeooo:paragraph-rsid="00070b8c" style:font-size-asian="24pt" style:font-name-complex="Scheherazade" style:font-size-complex="24pt"/>
    </style:style>
    <style:style style:name="P4" style:family="paragraph" style:parent-style-name="Standard">
      <style:paragraph-properties fo:line-height="100%" fo:text-align="end" style:justify-single-word="false" style:writing-mode="rl-tb"/>
      <style:text-properties style:font-name="Scheherazade" fo:font-size="24pt" officeooo:paragraph-rsid="00070b8c" style:font-size-asian="24pt" style:font-name-complex="Scheherazade" style:font-size-complex="24pt"/>
    </style:style>
    <style:style style:name="T1" style:family="text">
      <style:text-properties officeooo:rsid="0005b0c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أَنْڠَلِيَ وَڤُڤِ هَوَا</text:p>
      <text:p text:style-name="P2">أُپٖپٗ أُمٖرُفَعِ، نَ مَشُوَ</text:p>
      <text:p text:style-name="P1">يَاءٗ إِمٖسَلِيَ پَلٖ پَلٖ بِلَ</text:p>
      <text:p text:style-name="P3">يَ كْوٖنْدَ، كْوَنِ هَونَ مَشِنِ</text:p>
      <text:p text:style-name="P1">نَ لَئِتِ وَنْڠٖلِكُوَ نَايٗ بَسِ</text:p>
      <text:p text:style-name="P3">وَسِنْڠٖلِپٗتِزَ وَكَتِ وَاءٗ وٗتٖ</text:p>
      <text:p text:style-name="P1">وَاپٗ هَپَ هَپَ. كْوَ هِڤْيٗ</text:p>
      <text:p text:style-name="P3">مَشِنِ نْدَانِ يَ مَشُوَ <text:s/>ِنَ</text:p>
      <text:p text:style-name="P1">كُئٗنْڠٖزَ پَاتٗ نَ أُچُمِ.</text:p>
      <text:p text:style-name="P3">يَپَسَ وَڤُڤِ وٗتٖ وَفُوَتٖ</text:p>
      <text:p text:style-name="P1"><text:s/>مَئٖنْدٖلٖيٗ يَ وٖنْزَاءٗ نَ كْوَ</text:p>
      <text:p text:style-name="P1"><text:span text:style-name="T1">كُفَنْيَ هِڤْيٗ هَپَنَ شَكَ </text:span>وَتَفَئُلُ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Scheherazade" svg:font-family="Scheherazade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DejaVu Sans" style:font-size-complex="12pt" style:language-complex="ar" style:country-complex="OM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DejaVu Sans" style:font-size-complex="12pt" style:language-complex="ar" style:country-complex="OM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7T15:02:46.326071572</meta:creation-date>
    <dc:date>2014-07-11T19:40:12.567187404</dc:date>
    <meta:editing-duration>PT2M38S</meta:editing-duration>
    <meta:editing-cycles>6</meta:editing-cycles>
    <meta:generator>LibreOffice/4.2.4.2$Linux_X86_64 LibreOffice_project/420m0$Build-2</meta:generator>
    <dc:creator>Kevin Donnelly</dc:creator>
    <meta:document-statistic meta:table-count="0" meta:image-count="0" meta:object-count="0" meta:page-count="1" meta:paragraph-count="12" meta:word-count="55" meta:character-count="212" meta:non-whitespace-character-count="168"/>
  </office:meta>
</office:document-meta>
</file>